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9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 Semibold" fo:font-size="20pt" style:font-size-asian="20pt" style:font-size-complex="20pt"/>
    </style:style>
    <style:style style:name="T6" style:family="text">
      <style:text-properties style:font-name="Segoe UI Semibold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#471</text:span></text:p>
            <text:p text:style-name="P1"><text:span text:style-name="T2">“</text:span><text:span text:style-name="T2">O Sons and Daughters of the K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384cm" svg:height="7.011cm" svg:x="1.778cm" svg:y="0.762cm">
          <draw:text-box>
            <text:p text:style-name="P1"><text:span text:style-name="T3">1.</text:span><text:span text:style-name="T4"> O sons and daughters of the King,</text:span></text:p>
            <text:p text:style-name="P1"><text:span text:style-name="T4">Whom heav’nly hosts in glory sing,</text:span></text:p>
            <text:p text:style-name="P1"><text:span text:style-name="T4">Today the grave has lost its sting!</text:span></text:p>
            <text:p text:style-name="P1"><text:span text:style-name="T4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2" draw:layer="layout" svg:width="24.384cm" svg:height="7.011cm" svg:x="1.778cm" svg:y="0.762cm">
          <draw:text-box>
            <text:p text:style-name="P1"><text:span text:style-name="T3">2.</text:span><text:span text:style-name="T4"> That Easter morn, at break of day,</text:span></text:p>
            <text:p text:style-name="P1"><text:span text:style-name="T4">The faithful women went their way</text:span></text:p>
            <text:p text:style-name="P1"><text:span text:style-name="T4">To seek the tomb where Jesus lay.</text:span></text:p>
            <text:p text:style-name="P1"><text:span text:style-name="T4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4.384cm" svg:height="7.011cm" svg:x="1.778cm" svg:y="0.762cm">
          <draw:text-box>
            <text:p text:style-name="P1"><text:span text:style-name="T3">3.</text:span><text:span text:style-name="T4"> An angel clad in white they see,</text:span></text:p>
            <text:p text:style-name="P1"><text:span text:style-name="T4">Who sits and speaks unto the three,</text:span></text:p>
            <text:p text:style-name="P1"><text:span text:style-name="T4">“</text:span><text:span text:style-name="T4">Your Lord will go to Galilee.”</text:span></text:p>
            <text:p text:style-name="P1"><text:span text:style-name="T4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2" draw:layer="layout" svg:width="24.384cm" svg:height="7.011cm" svg:x="1.778cm" svg:y="0.762cm">
          <draw:text-box>
            <text:p text:style-name="P1"><text:span text:style-name="T3">4.</text:span><text:span text:style-name="T4"> That night the_apostles met in fear;</text:span></text:p>
            <text:p text:style-name="P1"><text:span text:style-name="T4">Among them came their master dear</text:span></text:p>
            <text:p text:style-name="P1"><text:span text:style-name="T4">And said, “My peace be with you here.”</text:span></text:p>
            <text:p text:style-name="P1"><text:span text:style-name="T4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2" draw:layer="layout" svg:width="24.384cm" svg:height="7.011cm" svg:x="1.778cm" svg:y="0.762cm">
          <draw:text-box>
            <text:p text:style-name="P1"><text:span text:style-name="T3">5.</text:span><text:span text:style-name="T4"> When Thomas first the tidings heard</text:span></text:p>
            <text:p text:style-name="P1"><text:span text:style-name="T4">That they had seen the risen Lord,</text:span></text:p>
            <text:p text:style-name="P1"><text:span text:style-name="T4">He doubted the disciples’ word.</text:span></text:p>
            <text:p text:style-name="P1"><text:span text:style-name="T4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3" draw:text-style-name="P5" draw:layer="layout" svg:width="24.384cm" svg:height="7.011cm" svg:x="1.778cm" svg:y="0.762cm">
          <draw:text-box>
            <text:p text:style-name="P1"><text:span text:style-name="T3">6.</text:span><text:span text:style-name="T4"> “My piercèd side, O Thomas, see,</text:span></text:p>
            <text:p text:style-name="P1"><text:span text:style-name="T4">And look upon My hands, My feet;</text:span></text:p>
            <text:p text:style-name="P1"><text:span text:style-name="T4">Not faithless but believing be.”</text:span></text:p>
            <text:p text:style-name="P1"><text:span text:style-name="T4">Allelu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3" draw:text-style-name="P2" draw:layer="layout" svg:width="24.384cm" svg:height="7.011cm" svg:x="1.778cm" svg:y="0.762cm">
          <draw:text-box>
            <text:p text:style-name="P1"><text:span text:style-name="T3">7.</text:span><text:span text:style-name="T4"> No longer Thomas then denied;</text:span></text:p>
            <text:p text:style-name="P1"><text:span text:style-name="T4">He saw the feet, the hands, the side;</text:span></text:p>
            <text:p text:style-name="P1"><text:span text:style-name="T4">“</text:span><text:span text:style-name="T4">You are my Lord and God!” he cried.</text:span></text:p>
            <text:p text:style-name="P1"><text:span text:style-name="T4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3" draw:text-style-name="P2" draw:layer="layout" svg:width="24.384cm" svg:height="7.011cm" svg:x="1.778cm" svg:y="0.762cm">
          <draw:text-box>
            <text:p text:style-name="P1"><text:span text:style-name="T3">8.</text:span><text:span text:style-name="T4"> How blest are they who have not seen</text:span></text:p>
            <text:p text:style-name="P1"><text:span text:style-name="T4">And yet whose faith has constant been,</text:span></text:p>
            <text:p text:style-name="P1"><text:span text:style-name="T4">For they eternal life shall win.</text:span></text:p>
            <text:p text:style-name="P1"><text:span text:style-name="T4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4" draw:text-style-name="P2" draw:layer="layout" svg:width="24.384cm" svg:height="11.987cm" svg:x="1.778cm" svg:y="0.762cm">
          <draw:text-box>
            <text:p text:style-name="P1"><text:span text:style-name="T3">9.</text:span><text:span text:style-name="T4"> On this most holy day of days</text:span></text:p>
            <text:p text:style-name="P1"><text:span text:style-name="T4">Be laud and jubilee and praise:</text:span></text:p>
            <text:p text:style-name="P1"><text:span text:style-name="T4">To God your hearts and voices raise.</text:span></text:p>
            <text:p text:style-name="P1"><text:span text:style-name="T4">Alleluia!</text:span></text:p>
            <text:p><text:span text:style-name="T4"/></text:p>
            <text:p><text:span text:style-name="T5"/></text:p>
            <text:p><text:span text:style-name="T5"><text:s text:c="12"/></text:span><text:span text:style-name="T5">Public domain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14:09:14.082000000</meta:creation-date>
    <dc:date>2019-01-17T20:19:22.027000000</dc:date>
    <meta:editing-duration>PT7M23S</meta:editing-duration>
    <meta:editing-cycles>5</meta:editing-cycles>
    <meta:generator>LibreOffice/6.1.3.2$Windows_X86_64 LibreOffice_project/86daf60bf00efa86ad547e59e09d6bb77c699acb</meta:generator>
    <meta:document-statistic meta:object-count="171"/>
  </office:meta>
</office:document-meta>
</file>